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5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3" table:default-cell-style-name="Default"/>
        <table:table-column table:style-name="co2" table:number-columns-repeated="6" table:default-cell-style-name="Default"/>
        <table:table-row table:style-name="ro2">
          <table:table-cell office:value-type="string">
            <text:p>FRECUENCIA (Hz)</text:p>
          </table:table-cell>
          <table:table-cell office:value-type="string">
            <text:p>|V1| (V)</text:p>
          </table:table-cell>
          <table:table-cell office:value-type="string">
            <text:p>|Vab| (V)</text:p>
          </table:table-cell>
          <table:table-cell office:value-type="string">
            <text:p>Desfase</text:p>
          </table:table-cell>
          <table:table-cell table:number-columns-repeated="3"/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18mv</text:p>
          </table:table-cell>
          <table:table-cell office:value-type="string">
            <text:p>200 us</text:p>
          </table:table-cell>
          <table:table-cell table:number-columns-repeated="3"/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string">
            <text:p>18,4mv</text:p>
          </table:table-cell>
          <table:table-cell office:value-type="string">
            <text:p>400 us</text:p>
          </table:table-cell>
          <table:table-cell table:number-columns-repeated="3"/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string">
            <text:p>18,4mv</text:p>
          </table:table-cell>
          <table:table-cell office:value-type="string">
            <text:p>400 us</text:p>
          </table:table-cell>
          <table:table-cell table:number-columns-repeated="2"/>
          <table:table-cell office:value-type="string">
            <text:p>f resonancia</text:p>
          </table:table-cell>
        </table:table-row>
        <table:table-row table:style-name="ro2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20,2mv</text:p>
          </table:table-cell>
          <table:table-cell office:value-type="string">
            <text:p>320 us</text:p>
          </table:table-cell>
          <table:table-cell table:number-columns-repeated="2"/>
          <table:table-cell office:value-type="string">
            <text:p>5032,9 Hz</text:p>
          </table:table-cell>
        </table:table-row>
        <table:table-row table:style-name="ro2"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string">
            <text:p>23,4mV</text:p>
          </table:table-cell>
          <table:table-cell office:value-type="string">
            <text:p>220us</text:p>
          </table:table-cell>
          <table:table-cell table:number-columns-repeated="3"/>
        </table:table-row>
        <table:table-row table:style-name="ro2">
          <table:table-cell office:value-type="float" office:value="700">
            <text:p>700</text:p>
          </table:table-cell>
          <table:table-cell office:value-type="float" office:value="1">
            <text:p>1</text:p>
          </table:table-cell>
          <table:table-cell office:value-type="string">
            <text:p>28,2mv</text:p>
          </table:table-cell>
          <table:table-cell office:value-type="string">
            <text:p>200 us</text:p>
          </table:table-cell>
          <table:table-cell table:number-columns-repeated="3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string">
            <text:p>35,6mv</text:p>
          </table:table-cell>
          <table:table-cell office:value-type="string">
            <text:p>160us</text:p>
          </table:table-cell>
          <table:table-cell table:number-columns-repeated="3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">
            <text:p>1</text:p>
          </table:table-cell>
          <table:table-cell office:value-type="string">
            <text:p>70mv</text:p>
          </table:table-cell>
          <table:table-cell office:value-type="string">
            <text:p>100us</text:p>
          </table:table-cell>
          <table:table-cell table:number-columns-repeated="3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string">
            <text:p>132mv</text:p>
          </table:table-cell>
          <table:table-cell office:value-type="string">
            <text:p>340us</text:p>
          </table:table-cell>
          <table:table-cell table:number-columns-repeated="3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office:value-type="string">
            <text:p>0,61v</text:p>
          </table:table-cell>
          <table:table-cell office:value-type="string">
            <text:p>2us</text:p>
          </table:table-cell>
          <table:table-cell table:number-columns-repeated="3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1">
            <text:p>1</text:p>
          </table:table-cell>
          <table:table-cell office:value-type="string">
            <text:p>216mv</text:p>
          </table:table-cell>
          <table:table-cell office:value-type="string">
            <text:p>-28us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office:value-type="string">
            <text:p>100mv</text:p>
          </table:table-cell>
          <table:table-cell office:value-type="string">
            <text:p>-24us</text:p>
          </table:table-cell>
          <table:table-cell table:number-columns-repeated="3"/>
        </table:table-row>
        <table:table-row table:style-name="ro2">
          <table:table-cell office:value-type="float" office:value="20000">
            <text:p>20000</text:p>
          </table:table-cell>
          <table:table-cell office:value-type="float" office:value="1">
            <text:p>1</text:p>
          </table:table-cell>
          <table:table-cell office:value-type="string">
            <text:p>40mv</text:p>
          </table:table-cell>
          <table:table-cell office:value-type="string">
            <text:p>-12us</text:p>
          </table:table-cell>
          <table:table-cell table:number-columns-repeated="3"/>
        </table:table-row>
        <table:table-row table:style-name="ro2">
          <table:table-cell office:value-type="float" office:value="40000">
            <text:p>40000</text:p>
          </table:table-cell>
          <table:table-cell office:value-type="float" office:value="1">
            <text:p>1</text:p>
          </table:table-cell>
          <table:table-cell office:value-type="string">
            <text:p>20mv</text:p>
          </table:table-cell>
          <table:table-cell office:value-type="string">
            <text:p>-6us</text:p>
          </table:table-cell>
          <table:table-cell table:number-columns-repeated="3"/>
        </table:table-row>
        <table:table-row table:style-name="ro2">
          <table:table-cell office:value-type="float" office:value="60000">
            <text:p>60000</text:p>
          </table:table-cell>
          <table:table-cell office:value-type="float" office:value="1">
            <text:p>1</text:p>
          </table:table-cell>
          <table:table-cell office:value-type="string">
            <text:p>14mv</text:p>
          </table:table-cell>
          <table:table-cell office:value-type="string">
            <text:p>-4us</text:p>
          </table:table-cell>
          <table:table-cell table:number-columns-repeated="3"/>
        </table:table-row>
        <table:table-row table:style-name="ro2">
          <table:table-cell office:value-type="float" office:value="80000">
            <text:p>80000</text:p>
          </table:table-cell>
          <table:table-cell office:value-type="float" office:value="1">
            <text:p>1</text:p>
          </table:table-cell>
          <table:table-cell office:value-type="string">
            <text:p>11mv</text:p>
          </table:table-cell>
          <table:table-cell office:value-type="string">
            <text:p>-3,2us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1">
            <text:p>1</text:p>
          </table:table-cell>
          <table:table-cell office:value-type="string">
            <text:p>8,5mv</text:p>
          </table:table-cell>
          <table:table-cell office:value-type="string">
            <text:p>-2,6us</text:p>
          </table:table-cell>
          <table:table-cell table:number-columns-repeated="3"/>
        </table:table-row>
        <table:table-row table:style-name="ro2">
          <table:table-cell office:value-type="float" office:value="200000">
            <text:p>200000</text:p>
          </table:table-cell>
          <table:table-cell office:value-type="float" office:value="1">
            <text:p>1</text:p>
          </table:table-cell>
          <table:table-cell office:value-type="string">
            <text:p>5mv</text:p>
          </table:table-cell>
          <table:table-cell office:value-type="string">
            <text:p>-1,240us</text:p>
          </table:table-cell>
          <table:table-cell table:number-columns-repeated="3"/>
        </table:table-row>
        <table:table-row table:style-name="ro2">
          <table:table-cell office:value-type="float" office:value="300000">
            <text:p>300000</text:p>
          </table:table-cell>
          <table:table-cell office:value-type="float" office:value="1">
            <text:p>1</text:p>
          </table:table-cell>
          <table:table-cell office:value-type="string">
            <text:p>3,2mv</text:p>
          </table:table-cell>
          <table:table-cell office:value-type="string">
            <text:p>-0,84us</text:p>
          </table:table-cell>
          <table:table-cell table:number-columns-repeated="3"/>
        </table:table-row>
        <table:table-row table:style-name="ro2">
          <table:table-cell office:value-type="float" office:value="500000">
            <text:p>500000</text:p>
          </table:table-cell>
          <table:table-cell office:value-type="float" office:value="1">
            <text:p>1</text:p>
          </table:table-cell>
          <table:table-cell office:value-type="string">
            <text:p>2mv</text:p>
          </table:table-cell>
          <table:table-cell office:value-type="string">
            <text:p>-0,5us</text:p>
          </table:table-cell>
          <table:table-cell table:number-columns-repeated="3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>
            <text:p>k</text:p>
          </table:table-cell>
          <table:table-cell office:value-type="string">
            <text:p>frecuencia</text:p>
          </table:table-cell>
          <table:table-cell office:value-type="string">
            <text:p>Vab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5032.7">
            <text:p>5032,7</text:p>
          </table:table-cell>
          <table:table-cell office:value-type="string">
            <text:p>0,69v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677.57">
            <text:p>1677,57</text:p>
          </table:table-cell>
          <table:table-cell office:value-type="string">
            <text:p>0,36v</text:p>
          </table:table-cell>
          <table:table-cell table:number-columns-repeated="4"/>
        </table:table-row>
        <table:table-row table:style-name="ro2">
          <table:table-cell office:value-type="float" office:value="5">
            <text:p>5</text:p>
          </table:table-cell>
          <table:table-cell table:formula="of:=[.$B$26]/[.A28]" office:value-type="float" office:value="1006.54">
            <text:p>1006,54</text:p>
          </table:table-cell>
          <table:table-cell office:value-type="string">
            <text:p>0,300v</text:p>
          </table:table-cell>
          <table:table-cell table:number-columns-repeated="4"/>
        </table:table-row>
        <table:table-row table:style-name="ro2">
          <table:table-cell office:value-type="float" office:value="7">
            <text:p>7</text:p>
          </table:table-cell>
          <table:table-cell table:formula="of:=[.$B$26]/[.A29]" office:value-type="float" office:value="718.957142857143">
            <text:p>718,9571428571</text:p>
          </table:table-cell>
          <table:table-cell office:value-type="string">
            <text:p>0,23V</text:p>
          </table:table-cell>
          <table:table-cell table:number-columns-repeated="4"/>
        </table:table-row>
        <table:table-row table:style-name="ro2">
          <table:table-cell office:value-type="float" office:value="9">
            <text:p>9</text:p>
          </table:table-cell>
          <table:table-cell table:formula="of:=[.$B$26]/[.A30]" office:value-type="float" office:value="559.188888888889">
            <text:p>559,1888888889</text:p>
          </table:table-cell>
          <table:table-cell office:value-type="string">
            <text:p>0,22V</text:p>
          </table:table-cell>
          <table:table-cell table:number-columns-repeated="4"/>
        </table:table-row>
        <table:table-row table:style-name="ro2">
          <table:table-cell office:value-type="float" office:value="11">
            <text:p>11</text:p>
          </table:table-cell>
          <table:table-cell table:formula="of:=[.$B$26]/[.A31]" office:value-type="float" office:value="457.518181818182">
            <text:p>457,5181818182</text:p>
          </table:table-cell>
          <table:table-cell office:value-type="string">
            <text:p>0,21V</text:p>
          </table:table-cell>
          <table:table-cell table:number-columns-repeated="4"/>
        </table:table-row>
      </table:table>
      <table:table table:name="Hoja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00:3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jandro Santorum</meta:initial-creator>
    <meta:creation-date>2017-11-08T18:51:34.08</meta:creation-date>
    <dc:date>2017-11-09T00:34:02.36</dc:date>
    <dc:creator>Alejandro Santorum</dc:creator>
    <meta:editing-duration>PT11M1S</meta:editing-duration>
    <meta:editing-cycles>2</meta:editing-cycles>
    <meta:generator>OpenOffice/4.1.3$Win32 OpenOffice.org_project/413m1$Build-9783</meta:generator>
    <meta:document-statistic meta:table-count="3" meta:cell-count="107" meta:object-count="0"/>
  </office:meta>
</office:document-meta>
</file>